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Text_20_body">
      <style:paragraph-properties fo:margin-left="0in" fo:margin-right="0in" fo:text-indent="0in" style:auto-text-indent="false" fo:padding="0.0193in" fo:border="0.06pt solid #d9d9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 título del tema es "Divulgar ciencia en el Siglo XXI - Ilustrar los cielos, interpretar el cosmos." La transcripción se refiere a una conferencia sobre la ilustración de los cielos y la interpretación del cosmos. La presentadora, Montserrat Villar Martín, es una astrofísica con una amplia trayectoria en investigación y divulgación científica.</text:p>
      <text:p text:style-name="P1">Durante la conferencia, Montserrat Villar Martín habló sobre la importancia de la divulgación científica en el siglo XXI y cómo esta actividad puede ayudar a acercar la ciencia al público en general. Destacó la relevancia de comunicar la ciencia en el mismo idioma del país para hacerla accesible a una audiencia más amplia.</text:p>
      <text:p text:style-name="P1">Montserrat Villar Martín es una doctora en astrofísica con una impresionante trayectoria académica y profesional. Actualmente, está realizando su segunda tesis doctoral en el Observatorio Europeo Austral de Garching, Alemania. Ha trabajado en varias instituciones académicas y de investigación, incluyendo la Universidad de Sheffield, el Instituto de París y la Universidad de Hertfordshire, donde se desempeña como profesora titular desde 2003. También ha colaborado con el Consejo Superior de Investigaciones Científicas, inicialmente en el Instituto de Astrofísica de Andalucía y desde 2011 en el Centro de Astrobiología en Madrid.</text:p>
      <text:p text:style-name="P1">La charla se centró en su especialización en el estudio de las Galaxias activas, una rama fascinante de la astrofísica que se enfoca en comprender las propiedades y el comportamiento de las galaxias que albergan agujeros negros supermasivos en sus núcleos. Además de su labor de investigación, Montserrat Villar Martín ha demostrado un compromiso sólido con la divulgación científica a lo largo de su carrera.</text:p>
      <text:p text:style-name="P1">Uno de los proyectos destacados mencionados durante la conferencia es "Cultura Concede Cosmos," que ella ha dirigido. También resaltó otro proyecto interesante llamado "Itinerario Reflejos del Cosmos en el Museo del Prado," que explora la relación entre el arte y la astronomía. Esta combinación de investigación y divulgación científica refleja su profundo interés en la intersección entre la ciencia y la cultura.</text:p>
      <text:p text:style-name="P1">Montserrat Villar Martín hizo hincapié en la fascinación que el cosmos ha ejercido sobre la humanidad a lo largo de la historia. Desde la observación de las estrellas para la navegación hasta la creencia en que los destinos humanos estaban escritos en el cielo a través de la astrología, el interés en el cosmos ha sido un componente constante de la vida humana. Esta fascinación ha llevado a la creación de mitos y leyendas, así como a la identificación de constelaciones que han variado según las culturas.</text:p>
      <text:p text:style-name="P1">Además, la conferencia abordó preguntas fundamentales sobre el universo, como su forma, si es infinito o tiene un principio y un final, de qué está hecho, y si estamos solos o si existe vida más allá de la Tierra. Montserrat Villar Martín señaló que nuestra generación está buscando señales de vida fuera de nuestro planeta utilizando métodos científicos y racionales.</text:p>
      <text:p text:style-name="P1">Un punto central de la charla se centró en la relación entre el arte y la ciencia, especialmente en lo que respecta a la representación visual del cosmos. A lo largo de la historia, el arte ha sido un medio para transmitir, comunicar y preservar el conocimiento sobre el cosmos. Desde mosaicos y manuscritos iluminados hasta pinturas y obras de arte contemporáneas, el arte ha sido una herramienta poderosa para visualizar el cosmos.</text:p>
      <text:p text:style-name="P1"><text:soft-page-break/>En particular, Montserrat Villar Martín exploró la representación de la Luna a lo largo de la historia. En tiempos antiguos, la Luna se consideraba un cuerpo puro y perfecto en un universo geocéntrico, a pesar de las manchas visibles en su superficie. Se discutió cómo Aristóteles y Ptolomeo desarrollaron modelos cosmológicos que situaban a la Luna en un ámbito celestial inmutable. Sin embargo, las manchas en la Luna planteaban un enigma que desafiaba estas concepciones.</text:p>
      <text:p text:style-name="P1">La explicación científica moderna de las manchas lunares se basa en la actividad volcánica pasada en la Luna, que resultó en la formación de grandes áreas oscuras conocidas como "mares de lava." Estas áreas reflejan menos luz solar que el resto de la superficie lunar debido a su composición basáltica.</text:p>
      <text:p text:style-name="P1">La conferencia subrayó cómo el arte histórico reflejaba estas concepciones erróneas sobre la Luna como un cuerpo perfecto y cómo estas representaciones cambiaron a medida que la ciencia avanzaba y se comprendía mejor la naturaleza geológica de la Luna. Montserrat Villar Martín también destacó cómo el arte continúa siendo una herramienta vital para visualizar y comunicar la ciencia, incluso en la era de la tecnología avanzada de visualización.</text:p>
      <text:p text:style-name="P1">En resumen, la conferencia de Montserrat Villar Martín abordó la importancia de la divulgación científica en el siglo XXI, la relación entre la ciencia y el arte, y la evolución de la interpretación de la Luna a lo largo de la historia, desde las concepciones erróneas basadas en la filosofía aristotélica hasta la comprensión actual de la geología lunar. Esta charla ilustró cómo el arte y la ciencia pueden colaborar para hacer que el conocimiento científico sea accesible y apasionante para una audiencia más amplia.</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14:00:28.265715784</meta:creation-date>
    <dc:date>2023-09-15T14:51:36.597657896</dc:date>
    <meta:editing-duration>PT51M9S</meta:editing-duration>
    <meta:editing-cycles>1</meta:editing-cycles>
    <meta:document-statistic meta:table-count="0" meta:image-count="0" meta:object-count="0" meta:page-count="2" meta:paragraph-count="12" meta:word-count="820" meta:character-count="5179" meta:non-whitespace-character-count="4371"/>
    <meta:generator>LibreOffice/7.6.0.3$Linux_X86_64 LibreOffice_project/60$Build-3</meta:generator>
  </office:meta>
</office:document-meta>
</file>